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">
      <style:paragraph-properties fo:margin-left="0cm" fo:margin-right="0cm" fo:text-align="justify" style:justify-single-word="false" fo:text-indent="1.005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Times New Roman" style:font-name-asian="Consolas" style:font-name-complex="Consolas"/>
    </style:style>
    <style:style style:name="T6" style:family="text">
      <style:text-properties fo:color="#000000" style:font-name="Times New Roman" fo:font-weight="bold" style:font-name-asian="Consolas" style:font-weight-asian="bold" style:font-name-complex="Consolas" style:font-weight-complex="bold"/>
    </style:style>
    <style:style style:name="T7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аспорт модуля <text:span text:style-name="T1">Car</text:span></text:p>
      <text:p text:style-name="P1"><text:span text:style-name="T1"/></text:p>
      <text:p text:style-name="P3">Разработчик студент группы ИСП-31 Филяк Илья</text:p>
      <text:p text:style-name="P3">Практическая работа №5, вариант 1</text:p>
      <text:p text:style-name="P5">Спецификация модуля</text:p>
      <text:p text:style-name="P4">Метод установки параметров автомобиля: марка, количество цилиндров, мощность.</text:p>
      <text:p text:style-name="P4"><text:span text:style-name="T2">public</text:span><text:span text:style-name="T3"> </text:span><text:span text:style-name="T2">static</text:span><text:span text:style-name="T3"> </text:span><text:span text:style-name="T2">string</text:span><text:span text:style-name="T3"> SetParams(</text:span><text:span text:style-name="T2">string</text:span><text:span text:style-name="T3"> mark, </text:span><text:span text:style-name="T2">int</text:span><text:span text:style-name="T3"> cylinders, </text:span><text:span text:style-name="T2">int</text:span><text:span text:style-name="T3"> power)</text:span></text:p>
      <text:p text:style-name="P5"><text:span text:style-name="T5">Входные параметры:</text:span></text:p>
      <text:p text:style-name="P4"><text:span text:style-name="T2">string</text:span><text:span text:style-name="T3"> mark — </text:span><text:span text:style-name="T5">параметр, устанавливающий марку автомобиля</text:span></text:p>
      <text:p text:style-name="P4"><text:span text:style-name="T2">int</text:span><text:span text:style-name="T3"> cylinders — </text:span><text:span text:style-name="T5">параметр, устанавливающий количество цилиндров</text:span></text:p>
      <text:p text:style-name="P4"><text:span text:style-name="T2">int</text:span><text:span text:style-name="T3"> power — </text:span><text:span text:style-name="T5">параметр, устанавливающий мощность</text:span></text:p>
      <text:p text:style-name="P5"><text:span text:style-name="T5">Выходные параметры:</text:span></text:p>
      <text:p text:style-name="P4"><text:span text:style-name="T5">Функция возвращает строковое значение</text:span></text:p>
      <text:p text:style-name="P4"><text:span text:style-name="T5">Количество перегрузок функции — 5.</text:span></text:p>
      <text:p text:style-name="P4"><text:span text:style-name="T5"/></text:p>
      <text:p text:style-name="P4"><text:span text:style-name="T6">Алгоритм</text:span><text:span text:style-name="T5"> </text:span><text:span text:style-name="T2">public</text:span><text:span text:style-name="T3"> </text:span><text:span text:style-name="T2">static</text:span><text:span text:style-name="T3"> </text:span><text:span text:style-name="T2">string</text:span><text:span text:style-name="T3"> SetParams(</text:span><text:span text:style-name="T2">string</text:span><text:span text:style-name="T3"> mark, </text:span><text:span text:style-name="T2">int</text:span><text:span text:style-name="T3"> cylinders, </text:span><text:span text:style-name="T2">int</text:span><text:span text:style-name="T3"> power)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3T09:48:41.58</meta:creation-date>
    <dc:date>2020-11-03T10:03:42.63</dc:date>
    <meta:editing-duration>PT15M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4" meta:word-count="76" meta:character-count="610"/>
  </office:meta>
</office:document-meta>
</file>